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officeooo:rsid="0002cf8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o cope with the coronavirus crisis causing COVID-19, a Canadian artificial intelligence company hopes to develop tools that automatically detect COVID-19 infections and its severity, from X-rays.</text:p>
      <text:p text:style-name="Standard"/>
      <text:p text:style-name="Standard">This company names DarwinAI. Co-founder and professor at the University of Waterloo Alexander Wong, and his research student Linda Wang, developed COVID-Net.</text:p>
      <text:p text:style-name="Standard"/>
      <text:p text:style-name="Standard">Th<text:span text:style-name="T1">is</text:span> is a convolutional neural network designed to filter patients suspected of being infected by the coronavirus, via X-rays in the <text:span text:style-name="T1">chest</text:span>, which would be much faster than conventional methods.</text:p>
      <text:p text:style-name="Standard"/>
      <text:p text:style-name="Standard">The excel of deep learning in image analysis and <text:span text:style-name="T1">many</text:span> things can be reused to analyze X-ray images.</text:p>
      <text:p text:style-name="Standard"/>
      <text:p text:style-name="Standard">The fact that COVID-Net becomes open-source, allows researchers and data analysts to accelerate the development of deep-learning solutions and will speed up the processing of those who most need it.</text:p>
      <text:p text:style-name="Standard"/>
      <text:p text:style-name="Standard">In some regions, IT resources are scarce, that's why, there is a light version of COVID-Net, which can be launched on a laptop.</text:p>
      <text:p text:style-name="Standard"/>
      <text:p text:style-name="Standard">Other companies are trying to do the same but on their inaccessible code source, do not know possible for clinicians to understand the conclusions of the software.</text:p>
      <text:p text:style-name="Standard"/>
      <text:p text:style-name="Standard">COVID-Net is not yet ready too technical for radiologists and other healthcare workers and needs an adequate user interface.</text:p>
      <text:p text:style-name="Standard"/>
      <text:p text:style-name="Standard">COVID-Net may be deployed to protect patients infected with the virus, those who have symptoms without carrying the virus and those who are in good health.</text:p>
      <text:p text:style-name="Standard"/>
      <text:p text:style-name="Standard">The DarwinAI company has the following project COVID-RiskNet, which can predict, depending on the patient, to what extent, the disease will affect it. We may therefore be able to provide adequate care for each patient. They hope to make it open source in the coming weeks.</text:p>
      <text:p text:style-name="Standard"/>
      <text:p text:style-name="Standard">In addition to seeing how artificial intelligence makes certain decisions, <text:span text:style-name="T1">this</text:span> changes the way humans <text:span text:style-name="T1">think</text:span>, making it possible to learn more and more about subjects we thought we had mastere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3.2$Windows_X86_64 LibreOffice_project/747b5d0ebf89f41c860ec2a39efd7cb15b54f2d8</meta:generator>
    <dc:date>2020-04-28T20:30:18.084000000</dc:date>
    <meta:editing-duration>PT8M59S</meta:editing-duration>
    <meta:editing-cycles>2</meta:editing-cycles>
    <meta:document-statistic meta:table-count="0" meta:image-count="0" meta:object-count="0" meta:page-count="1" meta:paragraph-count="11" meta:word-count="299" meta:character-count="1878" meta:non-whitespace-character-count="1590"/>
  </office:meta>
</office:document-meta>
</file>